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18.74pt" fo:break-before="auto" style:use-optimal-row-height="fals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-LoRa868_Rev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<text:s/>SMD ИНД 0402 6.8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3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SMD КОНД 0402 15 PF NP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<text:s/>SMD КОНД 0402 33 PF +-0.25 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MD КОНД 0603 22 UF 6.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<text:s/>SMD СЪЕДИНИТЕЛ U.F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T_ANT1</text:p>
          </table:table-cell>
          <table:table-cell table:style-name="ce2" office:value-type="string" calcext:value-type="string">
            <text:p>U.FL-R-SMT-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DC10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UEXT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F-SHIELD-20X15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IELD1</text:p>
          </table:table-cell>
          <table:table-cell table:style-name="ce2" office:value-type="string" calcext:value-type="string">
            <text:p>Shield1620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ИНД 0402 10 nH LQP15MN10NG02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4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НД 0402 33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НД 0402 8.2 nH ±0.3n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ИС SX1276IMLT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QFN-28_EP_6x6_Pitch0.65mm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.2 PF +-0.2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4.2 PF +-0.2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3,C4,C5,C6,C20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КОНД 0402 2.2 PF C0G +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КОНД 0402 4.7 PF C0G 50VDC +/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SMD КОНД 0402 47 PF C0G 5% 50VD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7,C8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РЕЗОНАТОР КВАРЦ SMD2016 32.000 Mhz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SMD2016_4p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ГПП MOD-LoRa_RevB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MOD-LoRa868_RevB'.A2:'MOD-LoRa868_RevB'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5:20:49.713543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5:21:42.823099676</dc:date>
    <meta:editing-duration>PT10M23S</meta:editing-duration>
    <meta:editing-cycles>9</meta:editing-cycles>
    <meta:generator>LibreOffice/6.0.7.3$Linux_X86_64 LibreOffice_project/00m0$Build-3</meta:generator>
    <meta:document-statistic meta:table-count="1" meta:cell-count="78" meta:object-count="0"/>
  </office:meta>
</office:document-meta>
</file>